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6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3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center" style:justify-single-word="false" fo:break-before="page" style:writing-mode="lr-tb"/>
      <style:text-properties fo:font-variant="normal" fo:text-transform="none" fo:color="#000000" style:text-line-through-style="none" style:font-name="Arial1" fo:font-size="3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FORMEY DEV</text:p>
      <text:p text:style-name="Text_20_body"><text:line-break/><text:line-break/><text:line-break/><text:line-break/></text:p>
      <text:p text:style-name="P3">Nom de l’entreprise: Rems SARL</text:p>
      <text:p text:style-name="P3">Personne a contacter dans l’entreprise: Rems SARL</text:p>
      <text:p text:style-name="Text_20_body"/>
      <text:p text:style-name="P3">Adresse:</text:p>
      <text:p text:style-name="P3">Mail: ##</text:p>
      <text:p text:style-name="P3">Téléphone: ##</text:p>
      <text:p text:style-name="Text_20_body"/>
      <text:p text:style-name="P7">Sommaire</text:p>
      <text:p text:style-name="Text_20_body"/>
      <text:list xml:id="list3491285837250467465" text:style-name="L1">
        <text:list-item>
          <text:p text:style-name="P9">Introduction</text:p>
        </text:list-item>
        <text:list-item>
          <text:p text:style-name="P9">Présentation de l’équipe</text:p>
        </text:list-item>
        <text:list-item>
          <text:p text:style-name="P9">Arborescence</text:p>
        </text:list-item>
      </text:list>
      <text:p text:style-name="P7">Introduction</text:p>
      <text:p text:style-name="Text_20_body"/>
      <text:p text:style-name="P3">Vue d’ensemble</text:p>
      <text:p text:style-name="Text_20_body"/>
      <text:p text:style-name="P4">Rems SARL est une entreprise de supermarché sous l'enseigne de DIAGONALE situé à Maisons-Alfort, dans la banlieue parisienne. Ce supermarché propose des produits classique d'un supermarché mais aussi des promos sur différents articles ainsi qu'un rayon de produit frais et bio. A la disposition des clients, une équipe jeune et souriante est à l'écoute.</text:p>
      <text:p text:style-name="Text_20_body"/>
      <text:p text:style-name="P4">Objectif</text:p>
      <text:p text:style-name="Text_20_body"/>
      <text:p text:style-name="P4">Réaliser un site web pour l'entreprise suivante: Rems SARL</text:p>
      <text:p text:style-name="P4">Site vitrine décrivant différentes parties de l'entreprise: L'équipe, les promos, l'emplacement du supermarché, les produits verts</text:p>
      <text:p text:style-name="P4">Développer une interface utilisateur intuitive efficace.</text:p>
      <text:p text:style-name="P4">Optimiser le site web.</text:p>
      <text:p text:style-name="Text_20_body"><text:line-break/><text:line-break/></text:p>
      <text:p text:style-name="P6">Présentation de l’équipe</text:p>
      <text:p text:style-name="Text_20_body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2">Nom et Prénom</text:p>
          </table:table-cell>
          <table:table-cell table:style-name="Tableau2.A1" office:value-type="string">
            <text:p text:style-name="P12">Statut</text:p>
          </table:table-cell>
          <table:table-cell table:style-name="Tableau2.A1" office:value-type="string">
            <text:p text:style-name="P12">Email</text:p>
          </table:table-cell>
          <table:table-cell table:style-name="Tableau2.D1" office:value-type="string">
            <text:p text:style-name="P12">Rôle</text:p>
          </table:table-cell>
        </table:table-row>
        <table:table-row>
          <table:table-cell table:style-name="Tableau2.A2" office:value-type="string">
            <text:p text:style-name="P12">Remy SARL</text:p>
          </table:table-cell>
          <table:table-cell table:style-name="Tableau2.A2" office:value-type="string">
            <text:p text:style-name="P12">Commenditaire</text:p>
          </table:table-cell>
          <table:table-cell table:style-name="Tableau2.A2" office:value-type="string">
            <text:p text:style-name="P12">##</text:p>
          </table:table-cell>
          <table:table-cell table:style-name="Tableau2.D2" office:value-type="string">
            <text:p text:style-name="P12">Répondre aux questions des ressources</text:p>
          </table:table-cell>
        </table:table-row>
        <table:table-row>
          <table:table-cell table:style-name="Tableau2.A2" office:value-type="string">
            <text:p text:style-name="P12">Quentin FORMEY</text:p>
          </table:table-cell>
          <table:table-cell table:style-name="Tableau2.A2" office:value-type="string">
            <text:p text:style-name="P12">Designer &amp; Développeur</text:p>
          </table:table-cell>
          <table:table-cell table:style-name="Tableau2.A2" office:value-type="string">
            <text:p text:style-name="Table_20_Contents"><text:span text:style-name="T2">q</text:span><text:a xlink:type="simple" xlink:href="mailto:Qformey.dev@gmail.com" text:style-name="Internet_20_link" text:visited-style-name="Visited_20_Internet_20_Link"><text:span text:style-name="T2">formey.dev@gmail.com</text:span></text:a></text:p>
          </table:table-cell>
          <table:table-cell table:style-name="Tableau2.D2" office:value-type="string">
            <text:p text:style-name="P12">Chef de projet</text:p>
          </table:table-cell>
        </table:table-row>
      </table:table>
      <text:p text:style-name="Text_20_body"/>
      <text:p text:style-name="P7">Arborescence</text:p>
      <text:p text:style-name="P1"/>
      <text:p text:style-name="Text_20_body"/>
      <text:p text:style-name="P7">Détails des Pages</text:p>
      <text:p text:style-name="Text_20_body"/>
      <text:p text:style-name="P5">En commun</text:p>
      <text:p text:style-name="Text_20_body"/>
      <text:p text:style-name="P3">Une barre de navigation sera présente permettant de naviguer entre les différents onglets.</text:p>
      <text:p text:style-name="Text_20_body"/>
      <text:p text:style-name="P5">Accueil</text:p>
      <text:p text:style-name="Text_20_body"/>
      <text:list xml:id="list428001144400504525" text:style-name="L2">
        <text:list-item>
          <text:p text:style-name="P10">Une photos d'en-tête sera présente</text:p>
        </text:list-item>
        <text:list-item>
          <text:p text:style-name="P10">En dessous de celle ci se trouveras différents liens permettants d'accéder aux autres onglets du site</text:p>
        </text:list-item>
      </text:list>
      <text:p text:style-name="Text_20_body"/>
      <text:p text:style-name="P5">L'équipe</text:p>
      <text:p text:style-name="Text_20_body"/>
      <text:list xml:id="list6794868487491289379" text:style-name="L3">
        <text:list-item>
          <text:p text:style-name="P11">Barre de navigation </text:p>
        </text:list-item>
      </text:list>
      <text:p text:style-name="P8"/>
      <text:p text:style-name="P5">Les produits verts</text:p>
      <text:p text:style-name="Text_20_body"/>
      <text:list xml:id="list23476054" text:continue-numbering="true" text:style-name="L3">
        <text:list-item>
          <text:p text:style-name="P11">Barre de navigation </text:p>
        </text:list-item>
      </text:list>
      <text:p text:style-name="P8"/>
      <text:p text:style-name="P5">Les promos</text:p>
      <text:p text:style-name="Text_20_body"/>
      <text:list xml:id="list23465368" text:continue-numbering="true" text:style-name="L3">
        <text:list-item>
          <text:p text:style-name="P11">Barre de navigation </text:p>
        </text:list-item>
      </text:list>
      <text:p text:style-name="Text_20_body"/>
      <text:p text:style-name="P5">Où nous trouver</text:p>
      <text:p text:style-name="Text_20_body"/>
      <text:p text:style-name="Text_20_body"><text:span text:style-name="T1">Barre de navigation </text:span><text:line-break/></text:p>
      <text:p text:style-name="P6"/>
      <text:p text:style-name="P6"/>
      <text:p text:style-name="P6"/>
      <text:p text:style-name="P6"/>
      <text:p text:style-name="P6"><text:soft-page-break/>Informations Complémentaires</text:p>
      <text:p text:style-name="Text_20_body"/>
      <text:p text:style-name="P5">Contrainte de planning</text:p>
      <text:p text:style-name="Text_20_body"/>
      <text:p text:style-name="P3">Journée de travail imposé : 3 jours par semaine / 6 heures de travails par jour. Weekend libres.</text:p>
      <text:p text:style-name="Text_20_body"/>
      <text:p text:style-name="P5">Contrainte de Budget</text:p>
      <text:p text:style-name="Text_20_body"/>
      <text:p text:style-name="P3">Budget maximum pour un rachat des assets: 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1S</meta:editing-duration>
    <meta:editing-cycles>17</meta:editing-cycles>
    <meta:generator>OpenOffice/4.1.4$Win32 OpenOffice.org_project/414m5$Build-9788</meta:generator>
    <dc:date>2018-05-21T03:28:45.63</dc:date>
    <dc:creator>Quentin FORMEY</dc:creator>
    <meta:document-statistic meta:table-count="1" meta:image-count="0" meta:object-count="0" meta:page-count="6" meta:paragraph-count="53" meta:word-count="249" meta:character-count="1643"/>
    <meta:user-defined meta:name="Info 1"/>
    <meta:user-defined meta:name="Info 2"/>
    <meta:user-defined meta:name="Info 3"/>
    <meta:user-defined meta:name="Info 4"/>
  </office:meta>
</office:document-meta>
</file>